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
  <manifest:file-entry manifest:full-path="ObjectReplacements/Object 6"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transparent" fo:keep-together="always">
        <style:background-image/>
      </style:table-row-properties>
    </style:style>
    <style:style style:name="Tabella1.12"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paragraph-rsid="001064cf"/>
    </style:style>
    <style:style style:name="P6" style:family="paragraph" style:parent-style-name="Standard">
      <style:text-properties fo:language="en" fo:country="US"/>
    </style:style>
    <style:style style:name="P7" style:family="paragraph" style:parent-style-name="Standard">
      <style:text-properties officeooo:rsid="00293f2b" officeooo:paragraph-rsid="002b8a39"/>
    </style:style>
    <style:style style:name="P8" style:family="paragraph" style:parent-style-name="Footnote">
      <style:text-properties officeooo:rsid="00203f48" officeooo:paragraph-rsid="00203f48"/>
    </style:style>
    <style:style style:name="P9" style:family="paragraph" style:parent-style-name="Footnote">
      <style:paragraph-properties fo:margin-left="0cm" fo:margin-right="0cm" fo:text-indent="0cm" style:auto-text-indent="false"/>
      <style:text-properties officeooo:paragraph-rsid="00212033"/>
    </style:style>
    <style:style style:name="P10" style:family="paragraph" style:parent-style-name="Text_20_body">
      <style:text-properties officeooo:rsid="00293f2b" officeooo:paragraph-rsid="00293f2b"/>
    </style:style>
    <style:style style:name="P11" style:family="paragraph" style:parent-style-name="Calcolo">
      <style:text-properties officeooo:paragraph-rsid="00325151"/>
    </style:style>
    <style:style style:name="P12" style:family="paragraph" style:parent-style-name="Standard">
      <style:text-properties officeooo:paragraph-rsid="00325151"/>
    </style:style>
    <style:style style:name="P13" style:family="paragraph" style:parent-style-name="Heading_20_1">
      <style:paragraph-properties fo:break-before="page"/>
      <style:text-properties fo:language="en" fo:country="US"/>
    </style:style>
    <style:style style:name="P14" style:family="paragraph" style:parent-style-name="Heading_20_2">
      <style:paragraph-properties fo:break-before="page"/>
      <style:text-properties officeooo:rsid="001651f7" officeooo:paragraph-rsid="001651f7"/>
    </style:style>
    <style:style style:name="P15" style:family="paragraph" style:parent-style-name="Heading_20_2">
      <style:paragraph-properties fo:break-before="page"/>
      <style:text-properties officeooo:rsid="00293f2b" officeooo:paragraph-rsid="00293f2b"/>
    </style:style>
    <style:style style:name="T1" style:family="text">
      <style:text-properties officeooo:rsid="0010ff9d"/>
    </style:style>
    <style:style style:name="T2" style:family="text">
      <style:text-properties style:text-position="super 58%"/>
    </style:style>
    <style:style style:name="T3" style:family="text">
      <style:text-properties officeooo:rsid="002b8a39"/>
    </style:style>
    <style:style style:name="T4" style:family="text">
      <style:text-properties officeooo:rsid="002d60f4"/>
    </style:style>
    <style:style style:name="T5" style:family="text">
      <style:text-properties officeooo:rsid="002d719d"/>
    </style:style>
    <style:style style:name="T6" style:family="text">
      <style:text-properties officeooo:rsid="002f88fd"/>
    </style:style>
    <style:style style:name="T7" style:family="text">
      <style:text-properties officeooo:rsid="00293f2b"/>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Fights outcomes</text:h>
      <text:p text:style-name="P6">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0">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2">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6"/>
      <text:p text:style-name="P6">AC= 9 - Bonus Dexterity</text:p>
      <text:p text:style-name="P6">Heen starts with leather armor and with a Club (1d4). </text:p>
      <text:p text:style-name="P6">Calcifer starts with the mail chain and with a Short Sword (1d6)</text:p>
      <text:p text:style-name="P6">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text:span text:style-name="T3">Mud</text:span>-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P5"><text:span text:style-name="T1">2</text:span>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4" text:outline-level="2">Fights in Level 6 – Cal</text:h>
      <table:table table:name="Scontri" table:style-name="Scontri" table:template-name="Team7GrayTable">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9"><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9">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2"><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P8"><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15" text:outline-level="2">Strategy</text:h>
      <text:p text:style-name="P10">Sophie, Calcifer and Heen <text:span text:style-name="T4">at</text:span> level 5 have acquired powerful area spells, such as the fireball. This spell allows you to quickly resolve clashes with many enemies in tight spaces, but consumes a lot of MPs, forcing the player to use <text:span text:style-name="T4">it </text:span>wisely.</text:p>
      <text:p text:style-name="P12"><text:span text:style-name="T7">In the nest of rats in the sewers, the rats have a saving throw of 13 on the spells, and are distributed so that they can be hit by 1 to 8 at the same time, suppose it hits an average of 4.5. This means that a level 5 fireball can inflict:</text:span></text:p>
      <text:p text:style-name="P11"><text:span text:style-name="T7">((3.5 × 5 × P(1d20 &gt; 13) × 1 ÷ 2 + 3.5 × 5 × P(1d20 &lt; 13)) </text:span>÷<text:span text:style-name="T7"> 2) × 4.5 = ((3 + 11.375) ÷ 2) × 4.5 = 32.34</text:span></text:p>
      <text:p text:style-name="Standard">By inflicting 7.19 per rat we can say that the average damage of two fireballs kills any rat they target. Average 8 fireballs solve the most challenging match of the level.</text:p>
      <text:p text:style-name="P12"><text:span text:style-name="T7">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mud-spamming magic (1d20) + 2 inflicts to a team of level 5 the following damage:</text:span></text:p>
      <text:p text:style-name="Calcolo"><text:span text:style-name="T7">(10.5 × P(1d20 </text:span>≥ <text:s/><text:span text:style-name="T7">15) ÷ 2 + 10.5 × P(1d20 &lt; 15)) × 3 ÷ 2) + (10.5 × P(1d20 </text:span>≥ <text:span text:style-name="T7"><text:s/>14) ÷ 2 + 10.5 × P(1d20 &lt; 14)) + 10 = 13.781 to the magic users + 8.925 to the fighters + 2 to the team member, 32 total.</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6:15:15.391000000</dc:date>
    <meta:editing-duration>PT8H12M6S</meta:editing-duration>
    <meta:editing-cycles>168</meta:editing-cycles>
    <meta:generator>LibreOffice/6.1.2.1$Windows_X86_64 LibreOffice_project/65905a128db06ba48db947242809d14d3f9a93fe</meta:generator>
    <dc:creator>Michele Maione</dc:creator>
    <meta:document-statistic meta:table-count="4" meta:image-count="0" meta:object-count="3" meta:page-count="3" meta:paragraph-count="264" meta:word-count="879" meta:character-count="4225" meta:non-whitespace-character-count="3582"/>
    <meta:template xlink:type="simple" xlink:actuate="onRequest" xlink:title="" xlink:href="../MasterGameDesignDocument.odm" meta:date="2018-12-29T17:17:59.410000000"/>
  </office:meta>
</office:document-meta>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